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TEM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wf_snap_f0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SPIQ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1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SMIQ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1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REC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1_norm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ACTN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2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HOUS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2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1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2_norm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2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3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WFRM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3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3</text:p>
          </table:table-cell>
          <table:table-cell office:value-type="float" office:value="4096" calcext:value-type="float">
            <text:p>4096</text:p>
          </table:table-cell>
        </table:table-row>
        <table:table-row table:style-name="ro3">
          <table:table-cell/>
          <table:table-cell office:value-type="string" calcext:value-type="string">
            <text:p>wf_snap_f3_light</text:p>
          </table:table-cell>
          <table:table-cell table:formula="of:=2048*6" office:value-type="float" office:value="12288" calcext:value-type="float">
            <text:p>12288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F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spec_mat_f0_0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BPF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spec_mat_f0_1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MATR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spec_mat_f0_a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spec_mat_f0_b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DUMB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spec_mat_f0_c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d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e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f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g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h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0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0_1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_mat_f1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1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pec_mat_f2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_mat_f2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table:style-name="ce1" table:formula="of:=SUM([.C3:.C31])" office:value-type="float" office:value="438600" calcext:value-type="float">
            <text:p>438600</text:p>
          </table:table-cell>
          <table:table-cell table:number-columns-repeated="2"/>
          <table:table-cell table:style-name="ce1" table:formula="of:=SUM([.F3:.F17])" office:value-type="float" office:value="61440" calcext:value-type="float">
            <text:p>61440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cupied</text:p>
          </table:table-cell>
          <table:table-cell table:formula="of:=[.C33]+[.F33]" office:value-type="float" office:value="500040" calcext:value-type="float">
            <text:p>5000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ailable</text:p>
          </table:table-cell>
          <table:table-cell table:formula="of:=[.C35]-[.C36]" office:value-type="float" office:value="3499960" calcext:value-type="float">
            <text:p>34999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0-11T08:40:50.491715866</meta:creation-date>
    <dc:date>2013-10-11T15:09:09.745057421</dc:date>
    <dc:creator>paul </dc:creator>
    <meta:editing-duration>PT6H18M28S</meta:editing-duration>
    <meta:editing-cycles>3</meta:editing-cycles>
    <meta:generator>LibreOffice/4.1.2.2$Linux_X86_64 LibreOffice_project/410$Build-2</meta:generator>
    <meta:document-statistic meta:table-count="1" meta:cell-count="91" meta:object-count="0"/>
  </office:meta>
</office:document-meta>
</file>